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27.496cm" fo:margin-left="-0.191cm" fo:margin-top="0cm" fo:margin-bottom="0cm" table:align="left" style:writing-mode="lr-tb"/>
    </style:style>
    <style:style style:name="Table1.A" style:family="table-column">
      <style:table-column-properties style:column-width="13.843cm"/>
    </style:style>
    <style:style style:name="Table1.B" style:family="table-column">
      <style:table-column-properties style:column-width="13.6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text-position="0% 100%" style:font-name="Arial" fo:font-size="10pt" fo:font-weight="bold" style:font-name-asian="Arial1" style:font-size-asian="10pt" style:font-weight-asian="bold" style:font-name-complex="Arial1" style:font-size-complex="10pt"/>
    </style:style>
    <style:style style:name="P2" style:family="paragraph" style:parent-style-name="Standard">
      <style:text-properties style:text-position="0% 100%" style:font-name="Arial" fo:font-size="10pt" officeooo:rsid="003b8c69" officeooo:paragraph-rsid="003b8c69" style:font-name-asian="Arial1" style:font-size-asian="10pt" style:font-name-complex="Arial1" style:font-size-complex="10pt"/>
    </style:style>
    <style:style style:name="P3" style:family="paragraph" style:parent-style-name="Standard">
      <style:text-properties style:text-position="0% 100%" style:font-name="Arial" fo:font-size="10pt" fo:font-weight="normal" officeooo:rsid="0037ebb5" officeooo:paragraph-rsid="0037ebb5" style:font-name-asian="Arial1" style:font-size-asian="10pt" style:font-weight-asian="normal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text-position="0% 100%" style:font-name="Ubuntu" style:font-name-asian="Arial1" style:font-name-complex="Arial1"/>
    </style:style>
    <style:style style:name="P5" style:family="paragraph" style:parent-style-name="Standard" style:master-page-name="Standard">
      <style:paragraph-properties style:page-number="1"/>
      <style:text-properties style:text-position="-4% 100%" style:font-name="Arial" style:text-underline-style="solid" style:text-underline-width="auto" style:text-underline-color="font-color" fo:font-weight="bold" fo:background-color="transparent" style:font-name-asian="Arial1" style:font-weight-asian="bold" style:font-name-complex="Arial1"/>
    </style:style>
    <style:style style:name="P6" style:family="paragraph" style:parent-style-name="Standard">
      <style:text-properties style:text-position="0% 100%" style:font-name="Arial" fo:font-size="10pt" fo:language="pt" fo:country="BR" officeooo:rsid="003b8c69" officeooo:paragraph-rsid="003b8c69" style:text-blinking="false" style:font-name-asian="Arial1" style:font-size-asian="10pt" style:language-asian="pt" style:country-asian="BR" style:font-name-complex="Arial1" style:font-size-complex="10pt" style:language-complex="ar" style:country-complex="SA" style:text-emphasize="none" style:text-scale="100%"/>
    </style:style>
    <style:style style:name="P7" style:family="paragraph" style:parent-style-name="Standard">
      <style:text-properties style:text-position="0% 100%" style:font-name="Arial" fo:font-size="10pt" fo:language="pt" fo:country="BR" officeooo:rsid="00464954" officeooo:paragraph-rsid="00464954" style:text-blinking="false" style:font-name-asian="Arial1" style:font-size-asian="10pt" style:language-asian="pt" style:country-asian="BR" style:font-name-complex="Arial1" style:font-size-complex="10pt" style:language-complex="ar" style:country-complex="SA" style:text-emphasize="none" style:text-scale="100%"/>
    </style:style>
    <style:style style:name="P8" style:family="paragraph" style:parent-style-name="Standard">
      <style:text-properties style:text-position="0% 100%" style:font-name="Arial" fo:font-size="10pt" officeooo:rsid="0040e8c8" officeooo:paragraph-rsid="0040e8c8" style:font-name-asian="Arial1" style:font-size-asian="10pt" style:font-name-complex="Arial1" style:font-size-complex="10pt"/>
    </style:style>
    <style:style style:name="P9" style:family="paragraph" style:parent-style-name="Standard">
      <style:text-properties style:text-position="0% 100%" style:font-name="Arial" fo:font-size="10pt" officeooo:rsid="0044803d" officeooo:paragraph-rsid="0044803d" style:font-name-asian="Arial1" style:font-size-asian="10pt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Arial" style:text-underline-style="solid" style:text-underline-width="auto" style:text-underline-color="font-color" fo:font-weight="normal" fo:background-color="transparent" style:font-name-asian="Arial1" style:font-weight-asian="normal" style:font-name-complex="Arial1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061d9c" officeooo:paragraph-rsid="00061d9c" fo:background-color="transparen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paragraph-rsid="00061d9c" fo:background-color="transparen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rial" fo:font-size="12pt" fo:letter-spacing="normal" fo:language="pt" fo:country="BR" fo:font-style="normal" fo:font-weight="normal" officeooo:rsid="00061d9c" officeooo:paragraph-rsid="00061d9c" style:text-blinking="false" fo:background-color="transparent" style:font-name-asian="Arial1" style:font-size-asian="12pt" style:language-asian="pt" style:country-asian="BR" style:font-name-complex="Arial1" style:font-size-complex="12pt" style:language-complex="ar" style:country-complex="SA" style:text-emphasize="none" style:text-scale="100%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rial" fo:font-size="12pt" fo:letter-spacing="normal" fo:language="pt" fo:country="BR" fo:font-style="normal" fo:font-weight="normal" officeooo:rsid="002bb576" officeooo:paragraph-rsid="002bb576" style:text-blinking="false" fo:background-color="transparent" style:font-name-asian="Arial1" style:font-size-asian="12pt" style:language-asian="pt" style:country-asian="BR" style:font-name-complex="Arial1" style:font-size-complex="12pt" style:language-complex="ar" style:country-complex="SA" style:text-emphasize="none" style:text-scale="100%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rial" fo:font-size="12pt" fo:letter-spacing="normal" fo:language="pt" fo:country="BR" fo:font-style="normal" fo:font-weight="normal" officeooo:rsid="002c7238" officeooo:paragraph-rsid="002c7238" style:text-blinking="false" fo:background-color="transparent" style:font-name-asian="Arial1" style:font-size-asian="12pt" style:language-asian="pt" style:country-asian="BR" style:font-name-complex="Arial1" style:font-size-complex="12pt" style:language-complex="ar" style:country-complex="SA" style:text-emphasize="none" style:text-scale="100%"/>
    </style:style>
    <style:style style:name="T1" style:family="text">
      <style:text-properties fo:language="pt" fo:country="BR" style:text-blinking="false" style:language-asian="pt" style:country-asian="BR" style:language-complex="ar" style:country-complex="SA" style:text-emphasize="none" style:text-scale="100%"/>
    </style:style>
    <style:style style:name="T2" style:family="text">
      <style:text-properties officeooo:rsid="002e476a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scrição do sistema</text:h>
      <text:h text:style-name="P10" text:outline-level="1"/>
      <text:h text:style-name="P12" text:outline-level="1">Informações dos Produtos a serem Gerenciadas </text:h>
      <text:h text:style-name="P12" text:outline-level="1">1. Nome do Produto: O nome específico do produto alimentício.</text:h>
      <text:h text:style-name="P12" text:outline-level="1">2. Código do Produto: Um identificador único para cada item no estoque.</text:h>
      <text:h text:style-name="P12" text:outline-level="1">3. Descrição do Produto: Informações adicionais sobre o produto, como características, variantes, etc.</text:h>
      <text:h text:style-name="P12" text:outline-level="1">4. Data de Validade: A data em que o produto expira e não deve mais ser vendido ou consumido.</text:h>
      <text:h text:style-name="P12" text:outline-level="1">5. Lote: Número do lote de produção do produto, útil para rastreamento em caso de recalls.</text:h>
      <text:h text:style-name="P12" text:outline-level="1">6. Quantidade em Estoque: O número de unidades disponíveis no estoque.</text:h>
      <text:h text:style-name="P12" text:outline-level="1">7. Unidade de Medida: A unidade padrão em que o produto é medido (por exemplo, quilogramas, litros, unidades).</text:h>
      <text:h text:style-name="P12" text:outline-level="1">8. Localização no Estoque: A informação sobre onde o produto está armazenado no depósito.</text:h>
      <text:h text:style-name="P12" text:outline-level="1">9. Fornecedor: Nome ou identificação do fornecedor que forneceu o produto.</text:h>
      <text:h text:style-name="P12" text:outline-level="1">10.Data de Entrada: A data em que o produto foi recebido e registrado no estoque. </text:h>
      <text:h text:style-name="P12" text:outline-level="1">11.Preço de Custo: O valor pelo qual o produto foi adquirido do fornecedor. </text:h>
      <text:h text:style-name="P12" text:outline-level="1">12.Preço de Venda: O preço pelo qual o produto é vendido aos clientes. </text:h>
      <text:h text:style-name="P12" text:outline-level="1">13.Marca: A marca do produto alimentício, se aplicável. </text:h>
      <text:h text:style-name="P12" text:outline-level="1">14.Categoria ou Tipo: A categoria à qual o produto pertence (por exemplo, frutas, legumes, carne, laticínios). </text:h>
      <text:h text:style-name="P12" text:outline-level="1">15.Informações Nutricionais: Informações sobre valores nutricionais, alergênicos e ingredientes, se relevantes. </text:h>
      <text:h text:style-name="P12" text:outline-level="1">16.Responsável pelo Cadastro: O nome do funcionário ou usuário que fez o cadastro do produto no sistema. </text:h>
      <text:h text:style-name="P12" text:outline-level="1">17.Data de Cadastro: A data em que o produto foi cadastrado no sistema.</text:h>
      <text:h text:style-name="P11" text:outline-level="1">18. Informaç<text:span text:style-name="T1">ões de autenticação</text:span></text:h>
      <text:h text:style-name="P13" text:outline-level="1">19. Contatos e Endereços</text:h>
      <text:h text:style-name="P14" text:outline-level="1">20. Carregar dados de endereço do IBGE</text:h>
      <text:h text:style-name="P15" text:outline-level="1">OBS: CEP, MOVIMENTAÇÃO, <text:span text:style-name="T2">PENSAR NA LÓGICA DE TRANSAÇÃO</text:span></text:h>
      <text:h text:style-name="P4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1 – Enumerar as entidades</text:h>
            <text:h text:style-name="P7" text:outline-level="1">Usuário</text:h>
            <text:h text:style-name="P7" text:outline-level="1">Transação</text:h>
            <text:h text:style-name="P7" text:outline-level="1">Unidade de Medida</text:h>
            <text:h text:style-name="P7" text:outline-level="1">Proteína</text:h>
            <text:h text:style-name="P7" text:outline-level="1">Gordura</text:h>
            <text:h text:style-name="P7" text:outline-level="1">Carboidrato</text:h>
            <text:h text:style-name="P7" text:outline-level="1">Nutrição</text:h>
            <text:h text:style-name="P7" text:outline-level="1">Produtos</text:h>
            <text:h text:style-name="P7" text:outline-level="1">Categoria</text:h>
            <text:h text:style-name="P7" text:outline-level="1">Marca</text:h>
            <text:h text:style-name="P7" text:outline-level="1">Lote</text:h>
            <text:h text:style-name="P7" text:outline-level="1">Localização</text:h>
            <text:h text:style-name="P7" text:outline-level="1">Prateleira</text:h>
            <text:h text:style-name="P7" text:outline-level="1">Corredor</text:h>
            <text:h text:style-name="P7" text:outline-level="1">Fornecedor</text:h>
            <text:h text:style-name="P7" text:outline-level="1"><text:soft-page-break/>Contato</text:h>
            <text:h text:style-name="P7" text:outline-level="1">Endereço</text:h>
            <text:h text:style-name="P7" text:outline-level="1">Estado</text:h>
            <text:h text:style-name="P7" text:outline-level="1">Município</text:h>
            <text:h text:style-name="P7" text:outline-level="1">Bairro</text:h>
          </table:table-cell>
          <table:table-cell table:style-name="Table1.A1" office:value-type="string">
            <text:h text:style-name="P1" text:outline-level="1">2 – Atributos das entidades</text:h>
            <text:h text:style-name="P8" text:outline-level="1">Usuario (id, nome, e-mail, senha)</text:h>
            <text:h text:style-name="P8" text:outline-level="1">Transaç<text:span text:style-name="T1">ão (id, quantidade_entrada, preco_custo, idusuario, idfornecedor, idunidade_medida, idlote)</text:span></text:h>
            <text:h text:style-name="P8" text:outline-level="1"><text:span text:style-name="T1">Unidade de Medida (id, nome, sigla)</text:span></text:h>
            <text:h text:style-name="P8" text:outline-level="1"><text:span text:style-name="T1">Proteina (id, quantidade, idunidademedida)</text:span></text:h>
            <text:h text:style-name="P8" text:outline-level="1"><text:span text:style-name="T1">Gordura (id, quantidade, idunidademedida)</text:span></text:h>
            <text:h text:style-name="P8" text:outline-level="1"><text:span text:style-name="T1">Carboidrato (id, quantidade, idunidademedida)</text:span></text:h>
            <text:h text:style-name="P8" text:outline-level="1"><text:span text:style-name="T1">Nutricao (id, porcao, idunidademedida. Idproteina, idgordura, idcarboidrato)</text:span></text:h>
            <text:h text:style-name="P8" text:outline-level="1"><text:span text:style-name="T1">Produto (id, nome, preco_venda, idnutricao, idcategoria, idmarca)</text:span></text:h>
            <text:h text:style-name="P8" text:outline-level="1"><text:span text:style-name="T1">Categoria (id, nome)</text:span></text:h>
            <text:h text:style-name="P8" text:outline-level="1"><text:span text:style-name="T1">Marca (id, nome)</text:span></text:h>
            <text:h text:style-name="P8" text:outline-level="1"><text:span text:style-name="T1">Lote (id, numero, data_validade, quantidade, idtransacao)</text:span></text:h>
            <text:h text:style-name="P9" text:outline-level="1"><text:span text:style-name="T1">Localização Produto (id, idlote, idprateleira, idcorredor)</text:span></text:h>
            <text:h text:style-name="P9" text:outline-level="1"><text:span text:style-name="T1">Prateleira (id, numero)</text:span></text:h>
            <text:h text:style-name="P9" text:outline-level="1"><text:span text:style-name="T1">Corredor (id, numero)</text:span></text:h>
            <text:h text:style-name="P9" text:outline-level="1"><text:soft-page-break/><text:span text:style-name="T1">Fornecedor (id, nome, cnpj, idendereco, idcontato)</text:span></text:h>
            <text:h text:style-name="P9" text:outline-level="1"><text:span text:style-name="T1">Contato (id, telefone)</text:span></text:h>
            <text:h text:style-name="P9" text:outline-level="1"><text:span text:style-name="T1">Endereco (id, cep, idbairro, idmunicipio, idestadio, complemento)</text:span></text:h>
            <text:h text:style-name="P9" text:outline-level="1"><text:span text:style-name="T1">Estado (id, codigoUF, nome, uf)</text:span></text:h>
            <text:h text:style-name="P9" text:outline-level="1"><text:span text:style-name="T1">Municipio (id, codigo, nome, uf)</text:span></text:h>
            <text:h text:style-name="P9" text:outline-level="1"><text:span text:style-name="T1">Bairro (id, codigo, nome, uf)</text:span></text:h>
          </table:table-cell>
        </table:table-row>
        <table:table-row table:style-name="Table1.1">
          <table:table-cell table:style-name="Table1.A1" table:number-columns-spanned="2" office:value-type="string">
            <text:h text:style-name="P1" text:outline-level="1">3 – Identificar relacionamentos</text:h>
            <text:h text:style-name="P3" text:outline-level="1"/>
          </table:table-cell>
          <table:covered-table-cell/>
        </table:table-row>
      </table:table>
      <text:h text:style-name="Standard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orpo_20_de_20_texto" style:display-name="Corpo de texto" style:family="paragraph" style:parent-style-name="normal" style:default-outline-level="1" style:list-style-name="">
      <style:paragraph-properties style:line-height-at-least="0.002cm" fo:text-align="justify" style:justify-single-word="false" fo:hyphenation-ladder-count="no-limit" style:vertical-align="top"/>
      <style:text-properties style:text-position="0% 100%" fo:font-size="12pt" fo:language="pt" fo:country="BR" style:text-blinking="false" style:font-size-asian="12pt" style:language-asian="pt" style:country-asian="BR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349cm" style:writing-mode="lr-tb" style:layout-grid-color="#c0c0c0" style:layout-grid-lines="19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8-06-05T19:15:00</meta:creation-date>
    <meta:initial-creator>Jones</meta:initial-creator>
    <meta:generator>LibreOffice/7.3.7.2$Linux_X86_64 LibreOffice_project/30$Build-2</meta:generator>
    <dc:date>2025-04-03T13:02:27.579528798</dc:date>
    <meta:editing-duration>PT4H27M53S</meta:editing-duration>
    <meta:editing-cycles>11</meta:editing-cycles>
    <meta:document-statistic meta:table-count="1" meta:image-count="0" meta:object-count="0" meta:page-count="2" meta:paragraph-count="66" meta:word-count="395" meta:character-count="2765" meta:non-whitespace-character-count="2425"/>
  </office:meta>
</office:document-meta>
</file>